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sumption_5f_Annual_5f_Freshwater">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sumption_Annual_Freshwater"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Annual freshwater withdrawals, total (billion cubic meters) </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ER.H2O.FWTL.K3</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Frischwasserverbrauch</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6" calcext:value-type="float">
            <text:p>6</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Jährlicher Frischwasserverbrauch in Milliarden Kubikmeter</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Annual freshwater withdrawal in cubic meters per capita</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Jährlicher Frischwasserverbrauch ist der vollumfängliche Wasserverbrauch in Milliarden Kubikmeter für landwirtschaftlichen, industriellen sowie privaten Verbrauch. Verdunstungen in Sammelbecken bleiben ungezählt. Der Verbrauch beinhaltet auch Wasser von Entsalzungsanlagen in Ländern wo diese eine wesentliche Wasserquelle sind. Der Verbrauch kann 100 Prozent der erneuerbaren Quellen übersteigen wo <text:s/>der Verbrauch auf nichterneuerbare Grundwasserschichten oder Entsalzungsanlagen zurückgeht.</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Liter / Jahr</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Annual freshwater withdrawals refer to total water withdrawals in cubic meter per capita,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2" office:value-type="float" office:value="200400600800" calcext:value-type="float">
            <text:p>200,400,600,800</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UB</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200" calcext:value-type="float">
            <text:p>200</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1,2,3,4,5 B) Methode,200,400,600,800,100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3" office:value-type="date" office:date-value="2015-10-02" calcext:value-type="date">
            <text:p>10/2/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World Bank</text:p>
          </table:table-cell>
          <table:table-cell table:number-columns-repeated="1022"/>
        </table:table-row>
        <table:table-row table:style-name="ro1">
          <table:table-cell table:style-name="ce1" office:value-type="string" calcext:value-type="string">
            <text:p>source$link</text:p>
          </table:table-cell>
          <table:table-cell table:style-name="ce4" office:value-type="string" calcext:value-type="string">
            <text:p><text:a xlink:href="http://data.worldbank.org/indicator/ER.H2O.FWTL.K3" xlink:type="simple">http://data.worldbank.org/indicator/ER.H2O.FWTL.K3</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961.229992964" calcext:value-type="float">
            <text:p>961.22999296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428.4965057088" calcext:value-type="float">
            <text:p>428.4965057088</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553.753708060799" calcext:value-type="float">
            <text:p>553.7537080608</text:p>
          </table:table-cell>
          <table:table-cell table:number-columns-repeated="1022"/>
        </table:table-row>
        <table:table-row table:style-name="ro1">
          <table:table-cell table:style-name="ce1" office:value-type="string" calcext:value-type="string">
            <text:p>Bosnia and Herzegovina</text:p>
          </table:table-cell>
          <table:table-cell table:style-name="ce1" office:value-type="float" office:value="86.1808372586" calcext:value-type="float">
            <text:p>86.1808372586</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363.1151167895" calcext:value-type="float">
            <text:p>363.1151167895</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846.7691101839" calcext:value-type="float">
            <text:p>846.7691101839</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1187.3804864259" calcext:value-type="float">
            <text:p>1187.3804864259</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1994.6351464396" calcext:value-type="float">
            <text:p>1994.6351464396</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406.1512750409" calcext:value-type="float">
            <text:p>406.1512750409</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148.3807005948" calcext:value-type="float">
            <text:p>148.3807005948</text:p>
          </table:table-cell>
          <table:table-cell table:number-columns-repeated="1022"/>
        </table:table-row>
        <table:table-row table:style-name="ro1">
          <table:table-cell table:style-name="ce1" office:value-type="string" calcext:value-type="string">
            <text:p>Cyprus</text:p>
          </table:table-cell>
          <table:table-cell table:style-name="ce1" office:value-type="float" office:value="159.4926746055" calcext:value-type="float">
            <text:p>159.4926746055</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61.6468608827" calcext:value-type="float">
            <text:p>161.6468608827</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117.0303028691" calcext:value-type="float">
            <text:p>117.0303028691</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1367.1882433991" calcext:value-type="float">
            <text:p>1367.1882433991</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299.0704290727" calcext:value-type="float">
            <text:p>299.0704290727</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477.5935087158" calcext:value-type="float">
            <text:p>477.593508715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399.3101453643" calcext:value-type="float">
            <text:p>399.3101453643</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864.3205624517" calcext:value-type="float">
            <text:p>864.320562451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567.8549674077" calcext:value-type="float">
            <text:p>567.8549674077</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503.6799159923" calcext:value-type="float">
            <text:p>503.6799159923</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587.5125211097" calcext:value-type="float">
            <text:p>587.5125211097</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171.265581103" calcext:value-type="float">
            <text:p>171.26558110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237.8488917021" calcext:value-type="float">
            <text:p>237.8488917021</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740.3435745245" calcext:value-type="float">
            <text:p>740.3435745245</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708.2413684066" calcext:value-type="float">
            <text:p>708.2413684066</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210.0132087255" calcext:value-type="float">
            <text:p>210.0132087255</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811.791666538699" calcext:value-type="float">
            <text:p>811.7916665387</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108.2589727267" calcext:value-type="float">
            <text:p>108.2589727267</text:p>
          </table:table-cell>
          <table:table-cell table:number-columns-repeated="1022"/>
        </table:table-row>
        <table:table-row table:style-name="ro1">
          <table:table-cell table:style-name="ce1" office:value-type="string" calcext:value-type="string">
            <text:p>Macedonia</text:p>
          </table:table-cell>
          <table:table-cell table:style-name="ce1" office:value-type="float" office:value="495.2725082806" calcext:value-type="float">
            <text:p>495.2725082806</text:p>
          </table:table-cell>
          <table:table-cell table:number-columns-repeated="1022"/>
        </table:table-row>
        <table:table-row table:style-name="ro1">
          <table:table-cell table:style-name="ce1" office:value-type="string" calcext:value-type="string">
            <text:p>Malta</text:p>
          </table:table-cell>
          <table:table-cell table:style-name="ce1" office:value-type="float" office:value="126.1101908265" calcext:value-type="float">
            <text:p>126.1101908265</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640.4232286753" calcext:value-type="float">
            <text:p>640.4232286753</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629.5173132984" calcext:value-type="float">
            <text:p>629.517313298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1053.9503736391" calcext:value-type="float">
            <text:p>1053.9503736391</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572.1822845434" calcext:value-type="float">
            <text:p>572.1822845434</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314.773877736999" calcext:value-type="float">
            <text:p>314.773877737</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813.9540363628" calcext:value-type="float">
            <text:p>813.954036362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345.3368352511" calcext:value-type="float">
            <text:p>345.3368352511</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460.2989736397" calcext:value-type="float">
            <text:p>460.2989736397</text:p>
          </table:table-cell>
          <table:table-cell table:number-columns-repeated="1022"/>
        </table:table-row>
        <table:table-row table:style-name="ro1">
          <table:table-cell table:style-name="ce1" office:value-type="string" calcext:value-type="string">
            <text:p>Serbia</text:p>
          </table:table-cell>
          <table:table-cell table:style-name="ce1" office:value-type="float" office:value="575.081198659999" calcext:value-type="float">
            <text:p>575.08119866</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126.9722687398" calcext:value-type="float">
            <text:p>126.9722687398</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456.789728341" calcext:value-type="float">
            <text:p>456.789728341</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231.4731098707" calcext:value-type="float">
            <text:p>231.473109870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505.1170619203" calcext:value-type="float">
            <text:p>505.1170619203</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699.499588424399" calcext:value-type="float">
            <text:p>699.4995884244</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269.9814387761" calcext:value-type="float">
            <text:p>269.9814387761</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319.1607951377" calcext:value-type="float">
            <text:p>319.1607951377</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528.1016728207" calcext:value-type="float">
            <text:p>528.1016728207</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01.9830112291" calcext:value-type="float">
            <text:p>201.9830112291</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1500.35883163899" calcext:value-type="float">
            <text:p>1500.358831639</text:p>
          </table:table-cell>
          <table:table-cell table:number-columns-repeated="1022"/>
        </table:table-row>
        <table:table-row table:style-name="ro2" table:number-rows-repeated="104848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sumption_5f_Annual_5f_Freshwater" style:display-name="PageStyle_D_Consumption_Annual_Freshwat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6" meta:object-count="0"/>
    <meta:generator>LibreOfficeDev/5.1.0.3$Linux_X86_64 LibreOffice_project/</meta:generator>
  </office:meta>
</office:document-meta>
</file>